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bold" officeooo:rsid="001e27ca" officeooo:paragraph-rsid="001e27ca" style:font-weight-asian="bold" style:font-weight-complex="bold"/>
    </style:style>
    <style:style style:name="P9" style:family="paragraph" style:parent-style-name="Text_20_body">
      <style:text-properties fo:font-weight="bold" officeooo:rsid="00221171" officeooo:paragraph-rsid="00221171" style:font-weight-asian="bold" style:font-weight-complex="bold"/>
    </style:style>
    <style:style style:name="P10" style:family="paragraph" style:parent-style-name="Text_20_body">
      <style:text-properties fo:font-weight="bold" officeooo:rsid="002827ec" officeooo:paragraph-rsid="002827ec" style:font-weight-asian="bold" style:font-weight-complex="bold"/>
    </style:style>
    <style:style style:name="P11" style:family="paragraph" style:parent-style-name="Text_20_body">
      <style:text-properties fo:font-weight="bold" officeooo:rsid="002d8d1d" officeooo:paragraph-rsid="002d8d1d" style:font-weight-asian="bold" style:font-weight-complex="bold"/>
    </style:style>
    <style:style style:name="P12" style:family="paragraph" style:parent-style-name="Text_20_body">
      <style:text-properties fo:font-weight="bold" officeooo:rsid="00322757" officeooo:paragraph-rsid="00322757" style:font-weight-asian="bold" style:font-weight-complex="bold"/>
    </style:style>
    <style:style style:name="P13" style:family="paragraph" style:parent-style-name="Text_20_body">
      <style:text-properties fo:font-weight="normal" officeooo:rsid="001028d7" officeooo:paragraph-rsid="001028d7" style:font-weight-asian="normal" style:font-weight-complex="normal"/>
    </style:style>
    <style:style style:name="P14" style:family="paragraph" style:parent-style-name="Text_20_body">
      <style:text-properties fo:font-weight="normal" officeooo:rsid="0011248f" officeooo:paragraph-rsid="0011248f" style:font-weight-asian="normal" style:font-weight-complex="normal"/>
    </style:style>
    <style:style style:name="P15" style:family="paragraph" style:parent-style-name="Text_20_body">
      <style:text-properties fo:font-weight="normal" officeooo:rsid="0012cebe" officeooo:paragraph-rsid="0012cebe" style:font-weight-asian="normal" style:font-weight-complex="normal"/>
    </style:style>
    <style:style style:name="P16" style:family="paragraph" style:parent-style-name="Text_20_body">
      <style:text-properties fo:font-weight="normal" officeooo:rsid="0013b858" officeooo:paragraph-rsid="0013b858" style:font-weight-asian="normal" style:font-weight-complex="normal"/>
    </style:style>
    <style:style style:name="P17" style:family="paragraph" style:parent-style-name="Text_20_body">
      <style:text-properties fo:font-weight="normal" officeooo:rsid="001485bf" officeooo:paragraph-rsid="001485bf" style:font-weight-asian="normal" style:font-weight-complex="normal"/>
    </style:style>
    <style:style style:name="P18" style:family="paragraph" style:parent-style-name="Text_20_body">
      <style:text-properties fo:font-weight="normal" officeooo:rsid="00160d2e" officeooo:paragraph-rsid="00160d2e" style:font-weight-asian="normal" style:font-weight-complex="normal"/>
    </style:style>
    <style:style style:name="P19" style:family="paragraph" style:parent-style-name="Text_20_body">
      <style:text-properties fo:font-weight="normal" officeooo:rsid="00172012" officeooo:paragraph-rsid="00172012" style:font-weight-asian="normal" style:font-weight-complex="normal"/>
    </style:style>
    <style:style style:name="P20" style:family="paragraph" style:parent-style-name="Text_20_body">
      <style:text-properties fo:font-weight="normal" officeooo:rsid="0018c848" officeooo:paragraph-rsid="0018c848" style:font-weight-asian="normal" style:font-weight-complex="normal"/>
    </style:style>
    <style:style style:name="P21" style:family="paragraph" style:parent-style-name="Text_20_body">
      <style:text-properties fo:font-weight="normal" officeooo:rsid="0019f206" officeooo:paragraph-rsid="0019f206" style:font-weight-asian="normal" style:font-weight-complex="normal"/>
    </style:style>
    <style:style style:name="P22" style:family="paragraph" style:parent-style-name="Text_20_body">
      <style:text-properties fo:font-weight="normal" officeooo:rsid="002994fc" officeooo:paragraph-rsid="002994fc" style:font-weight-asian="normal" style:font-weight-complex="normal"/>
    </style:style>
    <style:style style:name="P23" style:family="paragraph" style:parent-style-name="Text_20_body">
      <style:text-properties fo:font-weight="normal" officeooo:rsid="002b6c99" officeooo:paragraph-rsid="002b6c99" style:font-weight-asian="normal" style:font-weight-complex="normal"/>
    </style:style>
    <style:style style:name="P24" style:family="paragraph" style:parent-style-name="Text_20_body">
      <style:text-properties fo:font-weight="normal" officeooo:rsid="002ded41" officeooo:paragraph-rsid="002ded41" style:font-weight-asian="normal" style:font-weight-complex="normal"/>
    </style:style>
    <style:style style:name="P25" style:family="paragraph" style:parent-style-name="Text_20_body">
      <style:text-properties fo:font-weight="normal" officeooo:rsid="00322757" officeooo:paragraph-rsid="00322757" style:font-weight-asian="normal" style:font-weight-complex="normal"/>
    </style:style>
    <style:style style:name="P26" style:family="paragraph" style:parent-style-name="Text_20_body">
      <style:text-properties fo:font-weight="normal" officeooo:rsid="003835c9" officeooo:paragraph-rsid="00391766" style:font-weight-asian="normal" style:font-weight-complex="normal"/>
    </style:style>
    <style:style style:name="P27" style:family="paragraph" style:parent-style-name="Text_20_body">
      <style:text-properties officeooo:rsid="001e27ca" officeooo:paragraph-rsid="001e27ca"/>
    </style:style>
    <style:style style:name="P28" style:family="paragraph" style:parent-style-name="Text_20_body">
      <style:text-properties officeooo:rsid="00221171" officeooo:paragraph-rsid="00221171"/>
    </style:style>
    <style:style style:name="P29" style:family="paragraph" style:parent-style-name="Text_20_body">
      <style:text-properties fo:font-style="normal" fo:font-weight="normal" officeooo:rsid="00278499" officeooo:paragraph-rsid="00278499" style:font-style-asian="normal" style:font-weight-asian="normal" style:font-style-complex="normal" style:font-weight-complex="normal"/>
    </style:style>
    <style:style style:name="P30" style:family="paragraph" style:parent-style-name="Text_20_body">
      <style:text-properties fo:font-style="normal" fo:font-weight="bold" officeooo:rsid="00278499" officeooo:paragraph-rsid="00278499" style:font-style-asian="normal" style:font-weight-asian="bold" style:font-style-complex="normal" style:font-weight-complex="bold"/>
    </style:style>
    <style:style style:name="P31" style:family="paragraph" style:parent-style-name="Text_20_body">
      <style:text-properties officeooo:rsid="002744b8" officeooo:paragraph-rsid="002744b8"/>
    </style:style>
    <style:style style:name="P32" style:family="paragraph" style:parent-style-name="Text_20_body">
      <style:text-properties officeooo:rsid="00345e07" officeooo:paragraph-rsid="00345e07"/>
    </style:style>
    <style:style style:name="P33" style:family="paragraph" style:parent-style-name="Title">
      <style:text-properties officeooo:rsid="000ea238"/>
    </style:style>
    <style:style style:name="P34" style:family="paragraph" style:parent-style-name="Subtitle">
      <style:text-properties officeooo:rsid="00160d2e" officeooo:paragraph-rsid="00160d2e"/>
    </style:style>
    <style:style style:name="P35" style:family="paragraph" style:parent-style-name="Subtitle">
      <style:text-properties officeooo:rsid="001e27ca" officeooo:paragraph-rsid="001e27ca"/>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T10" style:family="text">
      <style:text-properties officeooo:rsid="002ba2d3"/>
    </style:style>
    <style:style style:name="T11" style:family="text">
      <style:text-properties officeooo:rsid="002e2a33"/>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39176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stausdokumentti</text:p>
      <text:p text:style-name="P1"/>
      <text:p text:style-name="P2"/>
      <text:p text:style-name="P34">Luokkien testaukset</text:p>
      <text:p text:style-name="P2"/>
      <text:p text:style-name="P7">Level:</text:p>
      <text:p text:style-name="P19">Luokkaa on testattu unit testien lisäksi käsin. Ohjelma tulostaa Levelien toStringit joka kerta, josta näkyy, jos jotain on vialla. <text:span text:style-name="T4">Olen myös vertaullut levelin toStringin tulostusta PNGExportterin png kuviin.</text:span></text:p>
      <text:p text:style-name="P13"/>
      <text:p text:style-name="P3">Tile (ja TileType):</text:p>
      <text:p text:style-name="P13">Tile luokassa on lähinnä gettereitä ja settereitä, joita ei minun mielestä <text:span text:style-name="T2">tarvitse</text:span> testata. Tile luokan toimivuus näkyy muiden luokkien testauksessa.</text:p>
      <text:p text:style-name="P13"/>
      <text:p text:style-name="P3">MazeGenerato<text:span text:style-name="T1">r</text:span>:</text:p>
      <text:p text:style-name="P20">MazeGeneratorilla on unit testi, joka käy <text:span text:style-name="T5">labyrintin läpi ja epäonnistuu, jos ruudussa ollaan jo käyty (eli labyrintissä on sykli). Lisäksi ohjelma tuottaa png kuvan generoidusta labyrintista, jonka aina tarkistan.</text:span></text:p>
      <text:p text:style-name="P14"/>
      <text:p text:style-name="P4">RoomGenerator:</text:p>
      <text:p text:style-name="P21">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21"/>
      <text:p text:style-name="P30">DungeonGenerator:</text:p>
      <text:p text:style-name="P29">Sama kuin RoomGeneraattorilla eli aina katsonut generoidut png kuvat ja sen mukaan korjaillut luokkaa.</text:p>
      <text:p text:style-name="P15"/>
      <text:p text:style-name="P5">PNGExporter:</text:p>
      <text:p text:style-name="P18">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6"/>
      <text:p text:style-name="P6"><text:soft-page-break/>Stack:</text:p>
      <text:p text:style-name="P17"><text:span text:style-name="T7">U</text:span>nit testit.</text:p>
      <text:p text:style-name="P17"/>
      <text:p text:style-name="P6">Vec2:</text:p>
      <text:p text:style-name="P17">unit testit.</text:p>
      <text:p text:style-name="P17"/>
      <text:p text:style-name="P35">Suorituskykytestejä</text:p>
      <text:p text:style-name="P27"/>
      <text:p text:style-name="P32">Suorituskykytestien luokat löytyvät projektin paketista <text:span text:style-name="T13">com.unknownpotato.dungeon</text:span><text:span text:style-name="T12"> </text:span></text:p>
      <text:p text:style-name="P27"/>
      <text:p text:style-name="P8">Stack vs ArrayDeque Push vertailu:</text:p>
      <text:p text:style-name="P27"/>
      <text:p text:style-name="P27"><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27"/>
      <text:p text:style-name="P9">Stac<text:span text:style-name="T9">k vs ArrayDeque Pop vertailu:</text:span></text:p>
      <text:p text:style-name="P28"/>
      <text:p text:style-name="P31"><draw:frame draw:style-name="fr1" draw:name="Objekti2" text:anchor-type="paragraph" svg:width="16cm" svg:height="8.999cm" draw:z-index="1"><draw:object xlink:href="./Object 2" xlink:type="simple" xlink:show="embed" xlink:actuate="onLoad"/><draw:image xlink:href="./ObjectReplacements/Object 2" xlink:type="simple" xlink:show="embed" xlink:actuate="onLoad"/></draw:frame><text:soft-page-break/>Testientulokset viittaisivat siihen, että oman stack toteutuksen pop operaatio olisi tehokkaampi kuin dequen. Testit tehtyäni huomasin kuitenkin, että en ollu ”lämmittänyt” JVM:ää toisin kuin pushin vertailussa. Tämä voi vaikuttaa tuloksiin. Kuitenkin molempien testien tulokset eivät olleet hirveän yllättäviä. Toteteutin pinon taulukkototeutuksella (linkitetyn toteutuksen sijasta). Javan arraydeque on nimensä mukaisesti myös taulukkototeutus joten samankaltainen tehokkuus ei ole yllättävää. Lisäksi koska deque toimii myös jonona sen täytyy tehdä joitakin lisä operaatioita jotka voivat selittää miksi oma stack toteutus toimii hieman paremmin.</text:p>
      <text:p text:style-name="P31"/>
      <text:p text:style-name="P10">Oma HashSet vs Java HashSet Add vertailu:</text:p>
      <text:p text:style-name="P22"/>
      <text:p text:style-name="P23"><draw:frame draw:style-name="fr2" draw:name="Objekti3" text:anchor-type="paragraph" svg:width="15.998cm" svg:height="8.999cm" draw:z-index="2"><draw:object xlink:href="./Object 3" xlink:type="simple" xlink:show="embed" xlink:actuate="onLoad"/><draw:image xlink:href="./ObjectReplacements/Object 3" xlink:type="simple" xlink:show="embed" xlink:actuate="onLoad"/></draw:frame>Kuten käyristä näkyy oma HashSet toteutukseni on epäoptimaalisempi (oman käyrä kasvaa <text:soft-page-break/>nopeampaa tahtia). Kuvista näkyy myös että toteutuksessani on samanlaisuuksia javan toteutukseen. <text:s/>Molemmissa käyrissä näkyy samoissa kohdissa ”hyppäykset” lisäysajoissa (100000 ja 200000 kohdilla). Hyppäykset johtuvat HashSetin sisäisen taulukon kasvattamisesta. <text:span text:style-name="T10">Käyrien samankaltaisuudesta voidaan päätellä, että molempien toteutuksien kasvunopeuden funktio on samankaltainen mutta eri kertoimilla eli add operaatioiden aikavaativuus vaikuttaisi olevan sama. </text:span></text:p>
      <text:p text:style-name="P23"/>
      <text:p text:style-name="P11">Generaattorien vertailu:</text:p>
      <text:p text:style-name="P24">DungeonGenerator käyttää sisäisesti MazeGeneratoria ja RoomGeneratoria. Siksi olen laittanut <text:span text:style-name="T11">MazeGeneratorin ja RoomGeneratorin parametrit samoiksi kuin DungeonGeneratorin sisäisten instanssien parametrit. Kasvatin testeissä levelin sivun kokoa ja mittasin kuinka kauan Generaattorin generointi kesti.</text:span></text:p>
      <text:p text:style-name="P24"/>
      <text:p text:style-name="P24"/>
      <text:p text:style-name="P24"><draw:frame draw:style-name="fr2" draw:name="Objekti4" text:anchor-type="paragraph" svg:width="16cm" svg:height="8.999cm" draw:z-index="3"><draw:object xlink:href="./Object 4" xlink:type="simple" xlink:show="embed" xlink:actuate="onLoad"/><draw:image xlink:href="./ObjectReplacements/Object 4" xlink:type="simple" xlink:show="embed" xlink:actuate="onLoad"/></draw:frame></text:p>
      <text:p text:style-name="P24"><draw:frame draw:style-name="fr1" draw:name="Objekti5" text:anchor-type="paragraph" svg:width="16cm" svg:height="8.999cm" draw:z-index="4"><draw:object xlink:href="./Object 5" xlink:type="simple" xlink:show="embed" xlink:actuate="onLoad"/><draw:image xlink:href="./ObjectReplacements/Object 5" xlink:type="simple" xlink:show="embed" xlink:actuate="onLoad"/></draw:frame><text:soft-page-break/></text:p>
      <text:p text:style-name="P25">Ylemmässä kuvassa graaffi millisekuntteja sivun pituuteen nähden ja alemmassa millisekuntteja pinta-alaan nähden. Kuvassa MazeGenerator ja 10 iteraation RoomGenerator vievät huomattavasti vähemmän aikaa verrattuna DungeonGeneratoriin ja 10000000 iteraation RoomGenerator joten tässä vielä MazeGen ja 10IterRoomGen erillisessä graaffissa.</text:p>
      <text:p text:style-name="P25"/>
      <text:p text:style-name="P12">Suoritusajan kasvu sivun pituuteen nähden:</text:p>
      <text:p text:style-name="P25"><draw:frame draw:style-name="fr1" draw:name="Objekti6" text:anchor-type="paragraph" svg:width="16cm" svg:height="8.999cm" draw:z-index="5"><draw:object xlink:href="./Object 6" xlink:type="simple" xlink:show="embed" xlink:actuate="onLoad"/><draw:image xlink:href="./ObjectReplacements/Object 6" xlink:type="simple" xlink:show="embed" xlink:actuate="onLoad"/></draw:frame></text:p>
      <text:p text:style-name="P25"/>
      <text:p text:style-name="P25"/>
      <text:p text:style-name="P25"><text:soft-page-break/></text:p>
      <text:p text:style-name="P12">Suoritusajan kasvu pinta-alaan nähden:</text:p>
      <text:p text:style-name="P25"><draw:frame draw:style-name="fr3" draw:name="Objekti7" text:anchor-type="paragraph" svg:x="0.157cm" svg:y="-0.344cm" svg:width="16cm" svg:height="8.999cm" draw:z-index="6"><draw:object xlink:href="./Object 7" xlink:type="simple" xlink:show="embed" xlink:actuate="onLoad"/><draw:image xlink:href="./ObjectReplacements/Object 7"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21T20:54:43.554000000</dc:date>
    <meta:editing-duration>PT7H35M10S</meta:editing-duration>
    <meta:editing-cycles>27</meta:editing-cycles>
    <meta:document-statistic meta:table-count="0" meta:image-count="0" meta:object-count="7" meta:page-count="6" meta:paragraph-count="31" meta:word-count="460" meta:character-count="3863" meta:non-whitespace-character-count="3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564cm" svg:y="3.951cm" style:legend-expansion="high" chart:style-name="ch2"/>
        <chart:plot-area chart:style-name="ch3" chart:data-source-has-labels="both" svg:x="0.319cm" svg:y="0.179cm" svg:width="11.926cm" svg:height="8.641cm">
          <chartooo:coordinate-region svg:x="0.94cm" svg:y="0.378cm" svg:width="10.748cm" svg:height="7.795cm"/>
          <chart:axis chart:dimension="x" chart:name="primary-x" chart:style-name="ch4" chartooo:axis-type="auto">
            <chart:categories table:cell-range-address="local-table.$A$2:.$A$26"/>
          </chart:axis>
          <chart:axis chart:dimension="y" chart:name="primary-y" chart:style-name="ch4">
            <chart:grid chart:style-name="ch5" chart:class="major"/>
          </chart:axis>
          <chart:series chart:style-name="ch6" chart:values-cell-range-address="local-table.$C$2:.$C$26" chart:label-cell-address="local-table.$C$1" chart:class="chart:scatter">
            <chart:domain table:cell-range-address="local-table.$B$2:.$B$26"/>
            <chart:data-point chart:repeated="25"/>
          </chart:series>
          <chart:series chart:style-name="ch7" chart:values-cell-range-address="local-table.$E$2:.$E$26" chart:label-cell-address="local-table.$E$1" chart:class="chart:scatter">
            <chart:domain table:cell-range-address="local-table.$D$2:.$D$26"/>
            <chart:data-point chart:repeated="2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y HashSet</text:p>
              </table:table-cell>
              <table:table-cell office:value-type="string">
                <text:p/>
              </table:table-cell>
              <table:table-cell office:value-type="string">
                <text:p>Java HashSet</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1.22">
                <text:p>1.22</text:p>
              </table:table-cell>
              <table:table-cell office:value-type="float" office:value="10000">
                <text:p>10000</text:p>
              </table:table-cell>
              <table:table-cell office:value-type="float" office:value="0.9">
                <text:p>0.9</text:p>
              </table:table-cell>
            </table:table-row>
            <table:table-row>
              <table:table-cell office:value-type="string">
                <text:p>2</text:p>
              </table:table-cell>
              <table:table-cell office:value-type="float" office:value="20000">
                <text:p>20000</text:p>
              </table:table-cell>
              <table:table-cell office:value-type="float" office:value="2.55">
                <text:p>2.55</text:p>
              </table:table-cell>
              <table:table-cell office:value-type="float" office:value="20000">
                <text:p>20000</text:p>
              </table:table-cell>
              <table:table-cell office:value-type="float" office:value="1.63">
                <text:p>1.63</text:p>
              </table:table-cell>
            </table:table-row>
            <table:table-row>
              <table:table-cell office:value-type="string">
                <text:p>3</text:p>
              </table:table-cell>
              <table:table-cell office:value-type="float" office:value="30000">
                <text:p>30000</text:p>
              </table:table-cell>
              <table:table-cell office:value-type="float" office:value="4.34">
                <text:p>4.34</text:p>
              </table:table-cell>
              <table:table-cell office:value-type="float" office:value="30000">
                <text:p>30000</text:p>
              </table:table-cell>
              <table:table-cell office:value-type="float" office:value="3.31">
                <text:p>3.31</text:p>
              </table:table-cell>
            </table:table-row>
            <table:table-row>
              <table:table-cell office:value-type="string">
                <text:p>4</text:p>
              </table:table-cell>
              <table:table-cell office:value-type="float" office:value="40000">
                <text:p>40000</text:p>
              </table:table-cell>
              <table:table-cell office:value-type="float" office:value="5.25">
                <text:p>5.25</text:p>
              </table:table-cell>
              <table:table-cell office:value-type="float" office:value="40000">
                <text:p>40000</text:p>
              </table:table-cell>
              <table:table-cell office:value-type="float" office:value="3.55">
                <text:p>3.55</text:p>
              </table:table-cell>
            </table:table-row>
            <table:table-row>
              <table:table-cell office:value-type="string">
                <text:p>5</text:p>
              </table:table-cell>
              <table:table-cell office:value-type="float" office:value="50000">
                <text:p>50000</text:p>
              </table:table-cell>
              <table:table-cell office:value-type="float" office:value="8.68">
                <text:p>8.68</text:p>
              </table:table-cell>
              <table:table-cell office:value-type="float" office:value="50000">
                <text:p>50000</text:p>
              </table:table-cell>
              <table:table-cell office:value-type="float" office:value="5.84">
                <text:p>5.84</text:p>
              </table:table-cell>
            </table:table-row>
            <table:table-row>
              <table:table-cell office:value-type="string">
                <text:p>6</text:p>
              </table:table-cell>
              <table:table-cell office:value-type="float" office:value="60000">
                <text:p>60000</text:p>
              </table:table-cell>
              <table:table-cell office:value-type="float" office:value="9.3">
                <text:p>9.3</text:p>
              </table:table-cell>
              <table:table-cell office:value-type="float" office:value="60000">
                <text:p>60000</text:p>
              </table:table-cell>
              <table:table-cell office:value-type="float" office:value="5.97">
                <text:p>5.97</text:p>
              </table:table-cell>
            </table:table-row>
            <table:table-row>
              <table:table-cell office:value-type="string">
                <text:p>7</text:p>
              </table:table-cell>
              <table:table-cell office:value-type="float" office:value="70000">
                <text:p>70000</text:p>
              </table:table-cell>
              <table:table-cell office:value-type="float" office:value="9.89">
                <text:p>9.89</text:p>
              </table:table-cell>
              <table:table-cell office:value-type="float" office:value="70000">
                <text:p>70000</text:p>
              </table:table-cell>
              <table:table-cell office:value-type="float" office:value="6.78">
                <text:p>6.78</text:p>
              </table:table-cell>
            </table:table-row>
            <table:table-row>
              <table:table-cell office:value-type="string">
                <text:p>8</text:p>
              </table:table-cell>
              <table:table-cell office:value-type="float" office:value="80000">
                <text:p>80000</text:p>
              </table:table-cell>
              <table:table-cell office:value-type="float" office:value="10.37">
                <text:p>10.37</text:p>
              </table:table-cell>
              <table:table-cell office:value-type="float" office:value="80000">
                <text:p>80000</text:p>
              </table:table-cell>
              <table:table-cell office:value-type="float" office:value="7.43">
                <text:p>7.43</text:p>
              </table:table-cell>
            </table:table-row>
            <table:table-row>
              <table:table-cell office:value-type="string">
                <text:p>9</text:p>
              </table:table-cell>
              <table:table-cell office:value-type="float" office:value="90000">
                <text:p>90000</text:p>
              </table:table-cell>
              <table:table-cell office:value-type="float" office:value="11.74">
                <text:p>11.74</text:p>
              </table:table-cell>
              <table:table-cell office:value-type="float" office:value="90000">
                <text:p>90000</text:p>
              </table:table-cell>
              <table:table-cell office:value-type="float" office:value="8.26">
                <text:p>8.26</text:p>
              </table:table-cell>
            </table:table-row>
            <table:table-row>
              <table:table-cell office:value-type="string">
                <text:p>10</text:p>
              </table:table-cell>
              <table:table-cell office:value-type="float" office:value="100000">
                <text:p>100000</text:p>
              </table:table-cell>
              <table:table-cell office:value-type="float" office:value="19.02">
                <text:p>19.02</text:p>
              </table:table-cell>
              <table:table-cell office:value-type="float" office:value="100000">
                <text:p>100000</text:p>
              </table:table-cell>
              <table:table-cell office:value-type="float" office:value="12.22">
                <text:p>12.22</text:p>
              </table:table-cell>
            </table:table-row>
            <table:table-row>
              <table:table-cell office:value-type="string">
                <text:p>11</text:p>
              </table:table-cell>
              <table:table-cell office:value-type="float" office:value="110000">
                <text:p>110000</text:p>
              </table:table-cell>
              <table:table-cell office:value-type="float" office:value="19.38">
                <text:p>19.38</text:p>
              </table:table-cell>
              <table:table-cell office:value-type="float" office:value="110000">
                <text:p>110000</text:p>
              </table:table-cell>
              <table:table-cell office:value-type="float" office:value="12.71">
                <text:p>12.71</text:p>
              </table:table-cell>
            </table:table-row>
            <table:table-row>
              <table:table-cell office:value-type="string">
                <text:p>12</text:p>
              </table:table-cell>
              <table:table-cell office:value-type="float" office:value="120000">
                <text:p>120000</text:p>
              </table:table-cell>
              <table:table-cell office:value-type="float" office:value="20.88">
                <text:p>20.88</text:p>
              </table:table-cell>
              <table:table-cell office:value-type="float" office:value="120000">
                <text:p>120000</text:p>
              </table:table-cell>
              <table:table-cell office:value-type="float" office:value="13.22">
                <text:p>13.22</text:p>
              </table:table-cell>
            </table:table-row>
            <table:table-row>
              <table:table-cell office:value-type="string">
                <text:p>13</text:p>
              </table:table-cell>
              <table:table-cell office:value-type="float" office:value="130000">
                <text:p>130000</text:p>
              </table:table-cell>
              <table:table-cell office:value-type="float" office:value="21.23">
                <text:p>21.23</text:p>
              </table:table-cell>
              <table:table-cell office:value-type="float" office:value="130000">
                <text:p>130000</text:p>
              </table:table-cell>
              <table:table-cell office:value-type="float" office:value="14.58">
                <text:p>14.58</text:p>
              </table:table-cell>
            </table:table-row>
            <table:table-row>
              <table:table-cell office:value-type="string">
                <text:p>14</text:p>
              </table:table-cell>
              <table:table-cell office:value-type="float" office:value="140000">
                <text:p>140000</text:p>
              </table:table-cell>
              <table:table-cell office:value-type="float" office:value="23.19">
                <text:p>23.19</text:p>
              </table:table-cell>
              <table:table-cell office:value-type="float" office:value="140000">
                <text:p>140000</text:p>
              </table:table-cell>
              <table:table-cell office:value-type="float" office:value="15.06">
                <text:p>15.06</text:p>
              </table:table-cell>
            </table:table-row>
            <table:table-row>
              <table:table-cell office:value-type="string">
                <text:p>15</text:p>
              </table:table-cell>
              <table:table-cell office:value-type="float" office:value="150000">
                <text:p>150000</text:p>
              </table:table-cell>
              <table:table-cell office:value-type="float" office:value="22.55">
                <text:p>22.55</text:p>
              </table:table-cell>
              <table:table-cell office:value-type="float" office:value="150000">
                <text:p>150000</text:p>
              </table:table-cell>
              <table:table-cell office:value-type="float" office:value="16.48">
                <text:p>16.48</text:p>
              </table:table-cell>
            </table:table-row>
            <table:table-row>
              <table:table-cell office:value-type="string">
                <text:p>16</text:p>
              </table:table-cell>
              <table:table-cell office:value-type="float" office:value="160000">
                <text:p>160000</text:p>
              </table:table-cell>
              <table:table-cell office:value-type="float" office:value="24.13">
                <text:p>24.13</text:p>
              </table:table-cell>
              <table:table-cell office:value-type="float" office:value="160000">
                <text:p>160000</text:p>
              </table:table-cell>
              <table:table-cell office:value-type="float" office:value="17.25">
                <text:p>17.25</text:p>
              </table:table-cell>
            </table:table-row>
            <table:table-row>
              <table:table-cell office:value-type="string">
                <text:p>17</text:p>
              </table:table-cell>
              <table:table-cell office:value-type="float" office:value="170000">
                <text:p>170000</text:p>
              </table:table-cell>
              <table:table-cell office:value-type="float" office:value="26.19">
                <text:p>26.19</text:p>
              </table:table-cell>
              <table:table-cell office:value-type="float" office:value="170000">
                <text:p>170000</text:p>
              </table:table-cell>
              <table:table-cell office:value-type="float" office:value="18.04">
                <text:p>18.04</text:p>
              </table:table-cell>
            </table:table-row>
            <table:table-row>
              <table:table-cell office:value-type="string">
                <text:p>18</text:p>
              </table:table-cell>
              <table:table-cell office:value-type="float" office:value="180000">
                <text:p>180000</text:p>
              </table:table-cell>
              <table:table-cell office:value-type="float" office:value="27.06">
                <text:p>27.06</text:p>
              </table:table-cell>
              <table:table-cell office:value-type="float" office:value="180000">
                <text:p>180000</text:p>
              </table:table-cell>
              <table:table-cell office:value-type="float" office:value="18.94">
                <text:p>18.94</text:p>
              </table:table-cell>
            </table:table-row>
            <table:table-row>
              <table:table-cell office:value-type="string">
                <text:p>19</text:p>
              </table:table-cell>
              <table:table-cell office:value-type="float" office:value="190000">
                <text:p>190000</text:p>
              </table:table-cell>
              <table:table-cell office:value-type="float" office:value="29.08">
                <text:p>29.08</text:p>
              </table:table-cell>
              <table:table-cell office:value-type="float" office:value="190000">
                <text:p>190000</text:p>
              </table:table-cell>
              <table:table-cell office:value-type="float" office:value="19.87">
                <text:p>19.87</text:p>
              </table:table-cell>
            </table:table-row>
            <table:table-row>
              <table:table-cell office:value-type="string">
                <text:p>20</text:p>
              </table:table-cell>
              <table:table-cell office:value-type="float" office:value="200000">
                <text:p>200000</text:p>
              </table:table-cell>
              <table:table-cell office:value-type="float" office:value="43.18">
                <text:p>43.18</text:p>
              </table:table-cell>
              <table:table-cell office:value-type="float" office:value="200000">
                <text:p>200000</text:p>
              </table:table-cell>
              <table:table-cell office:value-type="float" office:value="28.02">
                <text:p>28.02</text:p>
              </table:table-cell>
            </table:table-row>
            <table:table-row>
              <table:table-cell office:value-type="string">
                <text:p>21</text:p>
              </table:table-cell>
              <table:table-cell office:value-type="float" office:value="210000">
                <text:p>210000</text:p>
              </table:table-cell>
              <table:table-cell office:value-type="float" office:value="42.86">
                <text:p>42.86</text:p>
              </table:table-cell>
              <table:table-cell office:value-type="float" office:value="210000">
                <text:p>210000</text:p>
              </table:table-cell>
              <table:table-cell office:value-type="float" office:value="29.5">
                <text:p>29.5</text:p>
              </table:table-cell>
            </table:table-row>
            <table:table-row>
              <table:table-cell office:value-type="string">
                <text:p>22</text:p>
              </table:table-cell>
              <table:table-cell office:value-type="float" office:value="220000">
                <text:p>220000</text:p>
              </table:table-cell>
              <table:table-cell office:value-type="float" office:value="43.57">
                <text:p>43.57</text:p>
              </table:table-cell>
              <table:table-cell office:value-type="float" office:value="220000">
                <text:p>220000</text:p>
              </table:table-cell>
              <table:table-cell office:value-type="float" office:value="29.39">
                <text:p>29.39</text:p>
              </table:table-cell>
            </table:table-row>
            <table:table-row>
              <table:table-cell office:value-type="string">
                <text:p>23</text:p>
              </table:table-cell>
              <table:table-cell office:value-type="float" office:value="230000">
                <text:p>230000</text:p>
              </table:table-cell>
              <table:table-cell office:value-type="float" office:value="43.42">
                <text:p>43.42</text:p>
              </table:table-cell>
              <table:table-cell office:value-type="float" office:value="230000">
                <text:p>230000</text:p>
              </table:table-cell>
              <table:table-cell office:value-type="float" office:value="30.93">
                <text:p>30.93</text:p>
              </table:table-cell>
            </table:table-row>
            <table:table-row>
              <table:table-cell office:value-type="string">
                <text:p>24</text:p>
              </table:table-cell>
              <table:table-cell office:value-type="float" office:value="240000">
                <text:p>240000</text:p>
              </table:table-cell>
              <table:table-cell office:value-type="float" office:value="44.46">
                <text:p>44.46</text:p>
              </table:table-cell>
              <table:table-cell office:value-type="float" office:value="240000">
                <text:p>240000</text:p>
              </table:table-cell>
              <table:table-cell office:value-type="float" office:value="32.34">
                <text:p>32.34</text:p>
              </table:table-cell>
            </table:table-row>
            <table:table-row>
              <table:table-cell office:value-type="string">
                <text:p>25</text:p>
              </table:table-cell>
              <table:table-cell office:value-type="float" office:value="250000">
                <text:p>250000</text:p>
              </table:table-cell>
              <table:table-cell office:value-type="float" office:value="46.22">
                <text:p>46.22</text:p>
              </table:table-cell>
              <table:table-cell office:value-type="float" office:value="250000">
                <text:p>250000</text:p>
              </table:table-cell>
              <table:table-cell office:value-type="float" office:value="33.7">
                <text:p>3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10.179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9.902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735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458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